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text-underline-style="solid" style:text-underline-width="auto" style:text-underline-color="font-color"/>
    </style:style>
  </office:automatic-styles>
  <office:body>
    <office:drawing>
      <draw:page draw:name="page1" draw:style-name="dp1" draw:master-page-name="Predeterminado">
        <draw:g>
          <draw:custom-shape draw:style-name="gr1" draw:text-style-name="P1" draw:layer="layout" svg:width="4cm" svg:height="5.54cm" svg:x="6.5cm" svg:y="4.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1.33cm" svg:height="1.84cm" draw:transform="rotate (1.5707963267949) translate (5.52cm 8.535cm)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33cm" svg:height="1.84cm" draw:transform="rotate (1.5707963267949) translate (5.52cm 6.535cm)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01T19:43:01.019765135</meta:creation-date>
    <dc:date>2014-09-03T18:49:10.049533212</dc:date>
    <dc:creator>Eugenio Pérez Martín</dc:creator>
    <meta:editing-duration>P0D</meta:editing-duration>
    <meta:editing-cycles>2</meta:editing-cycles>
    <meta:generator>LibreOffice/4.2.5.2$Linux_X86_64 LibreOffice_project/420m0$Build-2</meta:generator>
    <meta:document-statistic meta:object-count="5"/>
  </office:meta>
</office:document-meta>
</file>